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officeooo:rsid="001a4e32" officeooo:paragraph-rsid="001a4e32" style:font-size-asian="13pt" style:font-size-complex="13pt"/>
    </style:style>
    <style:style style:name="P2" style:family="paragraph" style:parent-style-name="Standard">
      <style:paragraph-properties fo:text-align="end" style:justify-single-word="false"/>
      <style:text-properties fo:font-size="13pt" officeooo:rsid="001a4e32" officeooo:paragraph-rsid="001a4e32" style:font-size-asian="13pt" style:font-size-complex="13pt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3pt" officeooo:rsid="001a4e32" officeooo:paragraph-rsid="001a4e32" style:font-size-asian="13pt" style:font-size-complex="13pt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officeooo:rsid="001bb197" officeooo:paragraph-rsid="001bb197" style:font-size-asian="13pt" style:font-size-complex="13pt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officeooo:rsid="001f393d" officeooo:paragraph-rsid="001ff74d" style:font-size-asian="13pt" style:font-size-complex="13pt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officeooo:rsid="001f393d" officeooo:paragraph-rsid="0022e766" style:font-size-asian="13pt" style:font-size-complex="13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style:text-underline-style="solid" style:text-underline-width="auto" style:text-underline-color="font-color" fo:font-weight="bold" officeooo:rsid="001bb197" officeooo:paragraph-rsid="001bb197" style:font-size-asian="13pt" style:font-weight-asian="bold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style:text-underline-style="none" fo:font-weight="normal" officeooo:rsid="001bb197" officeooo:paragraph-rsid="001bb197" style:font-size-asian="13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style:text-underline-style="none" fo:font-weight="normal" officeooo:rsid="001bb197" officeooo:paragraph-rsid="00286091" style:font-size-asian="13pt" style:font-weight-asian="normal" style:font-size-complex="13pt" style:font-weight-complex="normal"/>
    </style:style>
    <style:style style:name="T1" style:family="text">
      <style:text-properties officeooo:rsid="001ff74d"/>
    </style:style>
    <style:style style:name="T2" style:family="text">
      <style:text-properties officeooo:rsid="00217385"/>
    </style:style>
    <style:style style:name="T3" style:family="text">
      <style:text-properties officeooo:rsid="0022e766"/>
    </style:style>
    <style:style style:name="T4" style:family="text">
      <style:text-properties officeooo:rsid="002328d2"/>
    </style:style>
    <style:style style:name="T5" style:family="text">
      <style:text-properties officeooo:rsid="00292c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1">Personal Statement</text:p>
      <text:p text:style-name="P1"/>
      <text:p text:style-name="P3"/>
      <text:p text:style-name="P7">Early Experiences</text:p>
      <text:p text:style-name="P7"/>
      <text:p text:style-name="P6"><text:tab/>When I graduated high school, I had <text:span text:style-name="T2">know I idea</text:span> <text:span text:style-name="T2">I would eventually </text:span>go into a science or technology field. <text:s/>While I did well enough in my math and science courses, I went to a small town high school with no computer science program (other than a self-taught HTML course), and the minimal budget meant there was very little opportunity for <text:span text:style-name="T3">any </text:span>hands-on science <text:span text:style-name="T3">labs</text:span>. <text:span text:style-name="T3">As a result, it was difficult to cultivate much interest in these subjects. <text:s/>At that point in my life, I was more interested in creative pursuits like art. <text:s/></text:span></text:p>
      <text:p text:style-name="P6"><text:span text:style-name="T3"><text:tab/>I graduated high school in 2007. <text:s/>Neither of my parents went to college, but they strongly encouraged me and my sister to go. <text:s/>I decided on attending the local University of Montana for my undergraduate studies.</text:span></text:p>
      <text:p text:style-name="P5"><text:span text:style-name="T1"><text:tab/>When I went to college, I was unsure of what I wanted to do and I spent my first two or so years bouncing between various majors including art, math and economics. <text:s/>Well into my college career, I finally chose business. <text:s/>During that time, I also began taking information systems and computer science courses. <text:s/>These programming courses were completely eye-opening when compared to the introductory web development courses I had taken in the past. <text:s/>I loved how the problem-solving in computer science involved both critical thinking and creativity. <text:s/>However, I was near graduation at that point, so rather than change tracks and extend my college career, I completed with my BS in business in 2012. </text:span></text:p>
      <text:p text:style-name="P5"><text:tab/><text:span text:style-name="T3">From high school up through college, I spent my summers working at the my parent’s business, who own and operate their own guest ranch. <text:s/>During the summer’s I would pack mules and take guests into the Bob Marshall Wilderness. <text:s/>It was a great way to spend my summers and gave me the opportunity to meet people from all walks of life. <text:s/>After school, I fought fire for two summers and went back to working at the ranch full-time as well as managing the ranch’s website. <text:s/>While working there, I continued learning programming online during my free time, and in the back of my mind I knew I would eventually return to school.</text:span></text:p>
      <text:p text:style-name="P5"><text:tab/><text:span text:style-name="T4">I finally returned to University of Montana in 2017. <text:s/>Originally I planned to just get my post-bacc in computer science and mathematics. <text:s/>But once I had been about a year into my studies, I was approached by Travis Wheeler with a teacher’s assistant position, so I entered the Master’s program. 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Career Goals and Current Research</text:p>
      <text:p text:style-name="P8"/>
      <text:p text:style-name="P9"><text:tab/><text:span text:style-name="T4">A year later after entering the Master’s program, Travis Wheeler offered me a spot in his bioinformatics lab. <text:s/>While I was nervous, as I had very little knowledge of genomics going in, this year has been an exciting dive into the world of biology and scientific computing. <text:s/>My time here has given me a real appreciation for the research process. <text:s/>My current research is in implementing a heuristic version of the forward/backward algorithm for the HMMER suite pipeline. <text:s/></text:span></text:p>
      <text:p text:style-name="P9"><text:span text:style-name="T4"><text:tab/>The anticipated completion date for my Master’s work is December or early spring 2020. <text:s/>As for future plans, I have no current plans to enter any PhD program. <text:s/>This most likely means work in industry for a private company. <text:s/>However, if the opportunity arises, I would be interested in continuing to work in scientific computing, <text:s/>whether that means in bioinformatics or another natural science field. <text:s/>I am also intrigued by work in environmental sciences. <text:s/></text:span></text:p>
      <text:p text:style-name="P9"><text:tab/><text:span text:style-name="T5">I ultimately enjoy these fields of study because they are always asking you to learn something new, and introducing new puzzles that require novel solution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0:40:40.325619663</meta:creation-date>
    <dc:date>2019-10-03T01:41:51.140045980</dc:date>
    <meta:editing-duration>PT21M22S</meta:editing-duration>
    <meta:editing-cycles>6</meta:editing-cycles>
    <meta:generator>LibreOffice/6.0.4.2$MacOSX_X86_64 LibreOffice_project/9b0d9b32d5dcda91d2f1a96dc04c645c450872bf</meta:generator>
    <meta:document-statistic meta:table-count="0" meta:image-count="0" meta:object-count="0" meta:page-count="2" meta:paragraph-count="12" meta:word-count="594" meta:character-count="3521" meta:non-whitespace-character-count="2897"/>
  </office:meta>
</office:document-meta>
</file>